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" fo:font-size="12pt" fo:language="ru" fo:country="RU" style:text-underline-style="none" fo:font-weight="bold" style:font-name-asian="Consolas" style:font-size-asian="12pt" style:font-weight-asian="bold" style:font-name-complex="Consolas" style:font-size-complex="12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Arial" fo:font-size="12pt" fo:language="ru" fo:country="RU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Arial" fo:font-size="16pt" fo:language="ru" fo:country="RU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Arial" fo:font-size="12pt" fo:language="es" fo:country="ES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Arial" fo:font-size="12pt" fo:language="es" fo:country="ES" style:text-underline-style="none" fo:font-weight="bold" style:font-name-asian="Consolas" style:font-size-asian="12pt" style:font-weight-asian="bold" style:font-name-complex="Consolas" style:font-size-complex="12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" fo:font-size="12pt" fo:language="ru" fo:country="RU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Arial" fo:font-size="12pt" fo:language="ru" fo:country="RU" style:text-underline-style="none" fo:font-weight="bold" style:font-name-asian="Consolas" style:font-size-asian="12pt" style:font-weight-asian="bold" style:font-name-complex="Consolas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6pt" fo:language="ru" fo:country="RU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Arial" fo:font-size="16pt" fo:language="en" fo:country="US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писок функций</text:p>
      <text:p text:style-name="P3"/>
      <text:p text:style-name="P9"/>
      <text:p text:style-name="P3"/>
      <text:p text:style-name="P1">void hygroStatSettings(void)</text:p>
      <text:p text:style-name="P1"><text:tab/><text:span text:style-name="T2">UI </text:span><text:span text:style-name="T4">для настройки стабилизатора влажности</text:span></text:p>
      <text:p text:style-name="P1"/>
      <text:p text:style-name="P1">uint8_t readPercentVal(uint8_t value)</text:p>
      <text:p text:style-name="P1"><text:tab/><text:span text:style-name="T6">UI </text:span><text:span text:style-name="T4">для подстройки значения процентов. Принимает значение </text:span>value <text:span text:style-name="T4">от 0 до 100 (все что свыше отбрасывает) и предоставляет пользовательский интерфейс позволяя пользователю настроить значение процентов от 0 до 100, возвращая выбранное значение</text:span></text:p>
      <text:p text:style-name="P1"/>
      <text:p text:style-name="P1">void phMonSettings(void)</text:p>
      <text:p text:style-name="P1"><text:tab/><text:span text:style-name="T6">UI </text:span><text:span text:style-name="T4">для настройки монитора </text:span><text:span text:style-name="T6">pH</text:span></text:p>
      <text:p text:style-name="P4"/>
      <text:p text:style-name="P1">void setTimer(uint8_t timerId)</text:p>
      <text:p text:style-name="P2"><text:tab/><text:span text:style-name="T5">UI </text:span>для настройки обычных суточных таймеров. Принимает timerId в качестве номера таймера, который подлежит настройке. Позволяет пользователю выбрать день и время включения данного таймера и аналогично для выключения. Записывает установленные значения в <text:span text:style-name="T1">”EEPROM”. </text:span>Таймеры обрабатываются функцией <text:span text:style-name="T5">timerStateTrigger(), </text:span>которая выставляет соответствующие флаги таймеров.</text:p>
      <text:p text:style-name="P1"/>
      <text:p text:style-name="P1">void copy_arr(uint8_t *source, uint8_t *destination, uint8_t amount, uint8_t pos)</text:p>
      <text:p text:style-name="P1"><text:tab/><text:span text:style-name="T4">скопировать массив байт начиная с адреса </text:span>source,<text:span text:style-name="T4"> в объёме </text:span>amount<text:span text:style-name="T4"> байт на адрес </text:span>destination<text:span text:style-name="T4"> со смещением </text:span>pos.</text:p>
      <text:p text:style-name="P1"/>
      <text:p text:style-name="P1">void Lcd_write_arr(uc8 *STRING, uint8_t chars)</text:p>
      <text:p text:style-name="P1"><text:tab/><text:span text:style-name="T4">Выводит массив байт с адреса полученного в </text:span>STRING <text:span text:style-name="T4">на дисплей в размере </text:span>chars <text:span text:style-name="T4">символов, без вызова</text:span> vTaskDelay().<text:span text:style-name="T5"> </text:span><text:span text:style-name="T4">Используется когда все задачи остановлены или на свой страх и риск. Не следит за курсором.</text:span></text:p>
      <text:p text:style-name="P2"/>
      <text:p text:style-name="P1">void Lcd_write_digit(uint8_t numb)</text:p>
      <text:p text:style-name="P1"><text:tab/><text:span text:style-name="T4">Выводит на дисплей два последних знака числа от 0 до 255. Вывод происходит в текущую позицию</text:span></text:p>
      <text:p text:style-name="P1"><text:tab/></text:p>
      <text:p text:style-name="P1">void Delay_us(uint32_t delay)</text:p>
      <text:p text:style-name="P1"><text:tab/><text:span text:style-name="T4">Тупая задержка пустым циклом</text:span></text:p>
      <text:p text:style-name="P2"/>
      <text:p text:style-name="P1">void buttonCalibration(void)</text:p>
      <text:p text:style-name="P1"><text:tab/><text:span text:style-name="T6">UI </text:span><text:span text:style-name="T4">для калибровки кнопок. Если не обнаружено нажатий, функция загружает калибровочные значения кнопок из </text:span><text:span text:style-name="T6">EEPROM. П</text:span><text:span text:style-name="T4">ри обнаружении нажатия записывает новые значения в </text:span><text:span text:style-name="T6">EEPROM.</text:span></text:p>
      <text:p text:style-name="P1"/>
      <text:p text:style-name="P1">void Init_pin_out(void)</text:p>
      <text:p text:style-name="P1"><text:tab/><text:span text:style-name="T4">Настройка выводов контроллера на работу с дисплеем типа </text:span><text:span text:style-name="T6">1602 </text:span><text:span text:style-name="T4">или </text:span><text:span text:style-name="T6">44780. </text:span><text:span text:style-name="T4">Вызывается из функции, инициализирующей дисплей — </text:span><text:span text:style-name="T5">Init_</text:span><text:span text:style-name="T1">lcd()</text:span><text:span text:style-name="T4"> </text:span></text:p>
      <text:p text:style-name="P1"/>
      <text:p text:style-name="P1">void Init_lcd(void);</text:p>
      <text:p text:style-name="P1"><text:tab/><text:span text:style-name="T4">Инициализация дисплея типа </text:span><text:span text:style-name="T6">1602 </text:span><text:span text:style-name="T4">или </text:span><text:span text:style-name="T6">44780</text:span></text:p>
      <text:p text:style-name="P1"/>
      <text:p text:style-name="P1"><text:soft-page-break/></text:p>
      <text:p text:style-name="P1">void Lcd_write_data(uint8_t byte);</text:p>
      <text:p text:style-name="P1"><text:tab/><text:span text:style-name="T4">Вывести байт byte на дисплей в текующую позицию вывода (позиция </text:span><text:span text:style-name="T4">устанавливается фцнкцией </text:span><text:span text:style-name="T6">Lcd_goto</text:span><text:span text:style-name="T2">()</text:span>)</text:p>
      <text:p text:style-name="P1"/>
      <text:p text:style-name="P1">void Lcd_write_cmd(uint8_t byte);</text:p>
      <text:p text:style-name="P1"><text:tab/><text:span text:style-name="T4">Отправить дисплею команду. Например, установка позиции вывода </text:span><text:span text:style-name="T6">Lcd_goto</text:span><text:span text:style-name="T2">() </text:span><text:span text:style-name="T4">использует эту функцию.</text:span></text:p>
      <text:p text:style-name="P1"/>
      <text:p text:style-name="P1">void Lcd_clear(void);</text:p>
      <text:p text:style-name="P1"><text:tab/><text:span text:style-name="T4">Очистить дисплей и установить позицию вывода на 0,0</text:span></text:p>
      <text:p text:style-name="P1"/>
      <text:p text:style-name="P1">void Return_home(void);</text:p>
      <text:p text:style-name="P1"/>
      <text:p text:style-name="P1">void Lcd_goto(uc8 x, uc8 y);</text:p>
      <text:p text:style-name="P1"><text:tab/><text:span text:style-name="T4">Установить позицию вывода данных на дисплей. </text:span><text:span text:style-name="T6">X –</text:span><text:span text:style-name="T2"> </text:span><text:span text:style-name="T4">номер строки (0 или 1)</text:span><text:span text:style-name="T6">. Y –</text:span><text:span text:style-name="T2"> </text:span><text:span text:style-name="T4">номер символа в строке (от 0 до 15 для 16-симольных дисплеев)</text:span></text:p>
      <text:p text:style-name="P2"/>
      <text:p text:style-name="P1">void Lcd_write_str(char *STRING);</text:p>
      <text:p text:style-name="P1"><text:tab/><text:span text:style-name="T4">Вывести на дисплей строку расположеную по адресу в </text:span><text:span text:style-name="T5">STRING.</text:span></text:p>
      <text:p text:style-name="P5"/>
      <text:p text:style-name="P1">char* adc2str(uint_fast16_t d, char* out);</text:p>
      <text:p text:style-name="P1"><text:tab/><text:span text:style-name="T4">Преобразует число </text:span>d <text:span text:style-name="T4">от 0 до </text:span><text:span text:style-name="T2">2^16 (65535)</text:span><text:span text:style-name="T4"> в строку, начало которой расположено по адресу </text:span>out.</text:p>
      <text:p text:style-name="P1"/>
      <text:p text:style-name="P1">void int32str(uint32_t d, char *out);</text:p>
      <text:p text:style-name="P1"><text:tab/><text:span text:style-name="T7">Преобразует число </text:span><text:span text:style-name="T8">d </text:span><text:span text:style-name="T7">от 0 до 2</text:span><text:span text:style-name="T3">^32 </text:span><text:span text:style-name="T7">в строку,</text:span> <text:span text:style-name="T4">начало которой расположено по адресу </text:span>out.</text:p>
      <text:p text:style-name="P1"/>
      <text:p text:style-name="P1">void AdcInit(void);</text:p>
      <text:p text:style-name="P1"><text:tab/><text:span text:style-name="T4">Инициализация периферии и выводов контроллера для работы с аналоговыми входами (кнопки. </text:span><text:span text:style-name="T6">CO2, pH, EC, </text:span><text:span text:style-name="T4">давление...)</text:span></text:p>
      <text:p text:style-name="P2"/>
      <text:p text:style-name="P1">uint32_t RTC_GetCounter(void);</text:p>
      <text:p text:style-name="P1"><text:tab/><text:span text:style-name="T4">Получить текущее значение счётчика секунд из </text:span><text:span text:style-name="T6">RTC</text:span></text:p>
      <text:p text:style-name="P1"/>
      <text:p text:style-name="P1">void RTC_SetCounter(uint32_t value);</text:p>
      <text:p text:style-name="P1"><text:tab/><text:span text:style-name="T4">Установить значение счётчика секунд в </text:span><text:span text:style-name="T6">RTC</text:span></text:p>
      <text:p text:style-name="P1"/>
      <text:p text:style-name="P1">unsigned char RtcInit(void);</text:p>
      <text:p text:style-name="P1"><text:tab/><text:span text:style-name="T4">Инициализация счётчика </text:span><text:span text:style-name="T6">RTC</text:span></text:p>
      <text:p text:style-name="P1"/>
      <text:p text:style-name="P1">uint8_t readButtons(void);</text:p>
      <text:p text:style-name="P1"><text:tab/><text:span text:style-name="T4">Возвращает номер кнопки, нажатой в данный момент</text:span></text:p>
      <text:p text:style-name="P1"/>
      <text:p text:style-name="P1">void focusMenuItem(int itemId);</text:p>
      <text:p text:style-name="P1"/>
      <text:p text:style-name="P1">int menuSelector(void);</text:p>
      <text:p text:style-name="P1"><text:tab/><text:span text:style-name="T6">UI </text:span><text:span text:style-name="T4">навигатора по пунктам меню. Позволяет пользователю перемещаться по древовидному меню и выбрать один из элементов (лист бинарного дерева). Меню представлено набором записей</text:span><text:span text:style-name="T2">-</text:span><text:span text:style-name="T4">заголовков элементов меню в массиве </text:span><text:span text:style-name="T5">menuItemArray</text:span><text:span text:style-name="T1">[]</text:span><text:span text:style-name="T6"> </text:span><text:span text:style-name="T4">и структурой, описывающей их взаимосвязи в</text:span> <text:span text:style-name="T5">fatArray</text:span><text:span text:style-name="T1">[]</text:span> </text:p>
      <text:p text:style-name="P1"><text:soft-page-break/></text:p>
      <text:p text:style-name="P1"/>
      <text:p text:style-name="P1"/>
      <text:p text:style-name="P1">uint32_t timeAdjust(uint32_t cnt, uint8_t includeDays);</text:p>
      <text:p text:style-name="P1"><text:tab/><text:span text:style-name="T2">UI </text:span><text:span text:style-name="T4">для настройки даты/времени. Принимает на вход время в </text:span><text:span text:style-name="T6">UNIXTIME </text:span><text:span text:style-name="T4">и даёт пользователю при помощи дисплея и кнопок изменить это время. Изменения завершаются нажатием кнопки </text:span><text:span text:style-name="T6">OK, </text:span><text:span text:style-name="T4">после чего функция возвращает выставленное время.</text:span></text:p>
      <text:p text:style-name="P2"/>
      <text:p text:style-name="P1">void programRunner(uint8_t programId);</text:p>
      <text:p text:style-name="P1"><text:tab/><text:span text:style-name="T4">Принимает на входе номер программы, который нужно запустить. Работает вкупе с <text:s/></text:span>menuSelector()<text:span text:style-name="T4"> для функционирования пунктов меню</text:span></text:p>
      <text:p text:style-name="P1"/>
      <text:p text:style-name="P1">RTC_DateTime unix2DateTime(uint32_t unixtime);</text:p>
      <text:p text:style-name="P1"><text:tab/>П<text:span text:style-name="T4">ринимает </text:span><text:span text:style-name="T6">unixtime </text:span><text:span text:style-name="T4">время и преобразует его в структуру</text:span> RTC_DateTime</text:p>
      <text:p text:style-name="P1"/>
      <text:p text:style-name="P1">uint32_t DateTime2unix(RTC_DateTime datetime);</text:p>
      <text:p text:style-name="P1"><text:tab/><text:span text:style-name="T4">Фцнкция обратная </text:span>unix2DateTime()</text:p>
      <text:p text:style-name="P1"/>
      <text:p text:style-name="P1">void EE_WriteWord(uint16_t Address, uint32_t Data);</text:p>
      <text:p text:style-name="P1"><text:tab/><text:span text:style-name="T4">Записывает в эмулированный </text:span><text:span text:style-name="T6">EEPROM </text:span><text:span text:style-name="T4">слово (две ячейки по 2 байта). </text:span></text:p>
      <text:p text:style-name="P1"/>
      <text:p text:style-name="P1">uint32_t EE_ReadWord(uint16_t Address);</text:p>
      <text:p text:style-name="P1"><text:tab/>Читает из <text:span text:style-name="T4">эмулированного </text:span><text:span text:style-name="T6">EEPROM </text:span><text:span text:style-name="T4">слово (две ячейки по 2 байта).</text:span></text:p>
      <text:p text:style-name="P2"/>
      <text:p text:style-name="P1">void setCTimer(uint8_t timerId);</text:p>
      <text:p text:style-name="P1"><text:tab/><text:span text:style-name="T6">UI </text:span><text:span text:style-name="T4">для настройки циклических таймеров. Аналогична </text:span>setTimer() </text:p>
      <text:p text:style-name="P1"/>
      <text:p text:style-name="P1">uint32_t CTimerAdjust(uint32_t time);</text:p>
      <text:p text:style-name="P1"><text:tab/><text:span text:style-name="T6">UI </text:span><text:span text:style-name="T4">для подстройки значения циклического таймера. От </text:span>timeAdjust()<text:span text:style-name="T4"> отличется тем, что позволяет задать до 99 часов (против 23 для </text:span>timeAdjust()<text:span text:style-name="T4">).</text:span></text:p>
      <text:p text:style-name="P1"/>
      <text:p text:style-name="P1">void plugStateSet(uint8_t plug, uint8_t state);</text:p>
      <text:p text:style-name="P1"><text:tab/><text:span text:style-name="T4">Включить </text:span><text:span text:style-name="T6">(</text:span><text:span text:style-name="T1">state</text:span><text:span text:style-name="T2">=1</text:span><text:span text:style-name="T6">) </text:span><text:span text:style-name="T4">или выключить </text:span><text:span text:style-name="T6">(</text:span><text:span text:style-name="T5">state</text:span><text:span text:style-name="T2">=0</text:span><text:span text:style-name="T6">) </text:span><text:span text:style-name="T4">нагрузку с номером</text:span> plug</text:p>
      <text:p text:style-name="P1"/>
      <text:p text:style-name="P1">void getPh();</text:p>
      <text:p text:style-name="P1"><text:tab/><text:span text:style-name="T4">Вычислить текущий </text:span><text:span text:style-name="T6">pH </text:span><text:span text:style-name="T4">и получить строку </text:span><text:span text:style-name="T5">curphstr</text:span><text:span text:style-name="T4"> , которую можно отобразить на дисплее</text:span></text:p>
      <text:p text:style-name="P2"/>
      <text:p text:style-name="P1">FRESULT string2log(char* str, int bytes);</text:p>
      <text:p text:style-name="P1"><text:tab/><text:span text:style-name="T4">Записать строку начинающуюся с адреса str, в объёме bytes байт в лог на </text:span><text:span text:style-name="T6">SD </text:span><text:span text:style-name="T4">карте</text:span></text:p>
      <text:p text:style-name="P1"/>
      <text:p text:style-name="P1">FRESULT sdLog2(void);</text:p>
      <text:p text:style-name="P1"/>
      <text:p text:style-name="P1">uint8_t adjust8bit(uint8_t val);</text:p>
      <text:p text:style-name="P1"><text:tab/><text:span text:style-name="T6">UI </text:span><text:span text:style-name="T4">позволяющий пользователю настроить значение от 0 до 99. Возвращает его по нажатии кнопки </text:span><text:span text:style-name="T6">OK</text:span></text:p>
      <text:p text:style-name="P1"/>
      <text:p text:style-name="P1">void loggerSettings(void);</text:p>
      <text:p text:style-name="P1"/>
      <text:p text:style-name="P1">int yesNoSelector(char str, int curval);</text:p>
      <text:p text:style-name="P1"><text:soft-page-break/></text:p>
      <text:p text:style-name="P1">void loadSettings(void);</text:p>
      <text:p text:style-name="P1"><text:tab/><text:span text:style-name="T4">Загружает настроенные пользователем параметры и переменные для работы </text:span><text:span text:style-name="T4">контроллера из </text:span><text:span text:style-name="T6">EEPROM. </text:span><text:span text:style-name="T4">Полезно вызывать её после сохранения очередных пользовательских настроек. Часть настроек пишет в лог.</text:span></text:p>
      <text:p text:style-name="P5"/>
      <text:p text:style-name="P1">void set4lowBits(uint8_t dta);</text:p>
      <text:p text:style-name="P1"><text:tab/><text:span text:style-name="T4">Используется для работы с </text:span><text:span text:style-name="T6">LCD </text:span><text:span text:style-name="T4">по 4-битной шине. Устанавливает на шине 4 младших бита из байта </text:span>dta</text:p>
      <text:p text:style-name="P1"/>
      <text:p text:style-name="P1">void set4highBits(uint8_t dta);</text:p>
      <text:p text:style-name="P1"><text:tab/><text:span text:style-name="T4">Используется для работы с </text:span><text:span text:style-name="T6">LCD </text:span><text:span text:style-name="T4">по 4-битной шине. Устанавливает на шине 4 старших бита из байта </text:span>dta</text:p>
      <text:p text:style-name="P1"/>
      <text:p text:style-name="P1">void flush_lcd_buffer(void);</text:p>
      <text:p text:style-name="P1"><text:tab/><text:span text:style-name="T4">Очищает локальный (массивы </text:span>LCDLine1<text:span text:style-name="T1">[16]</text:span><text:span text:style-name="T6"> </text:span><text:span text:style-name="T4">и </text:span><text:span text:style-name="T1">LCDLine2[16]</text:span><text:span text:style-name="T2">)</text:span><text:span text:style-name="T4"> фрейм-буфер дисплея, записывая код </text:span><text:span text:style-name="T6">ACSII </text:span><text:span text:style-name="T4">32 во все 32 поля. Выставляет позицию вывода в 0.</text:span></text:p>
      <text:p text:style-name="P2"/>
      <text:p text:style-name="P1">void phStabSettings(void);</text:p>
      <text:p text:style-name="P1"><text:tab/><text:span text:style-name="T6">UI </text:span><text:span text:style-name="T4">для пользовательской настройки стабилизатора </text:span><text:span text:style-name="T6">pH</text:span></text:p>
      <text:p text:style-name="P5"/>
      <text:p text:style-name="P1">void Lcd_write_16int(uint16_t);</text:p>
      <text:p text:style-name="P1"><text:tab/><text:tab/></text:p>
      <text:p text:style-name="P1">void saveButtonRanges(void);</text:p>
      <text:p text:style-name="P1"><text:tab/><text:span text:style-name="T4">Записать массив калибровок кнопок </text:span><text:span text:style-name="T5">button_</text:span><text:span text:style-name="T1">ranges[]</text:span><text:span text:style-name="T2"> </text:span><text:span text:style-name="T4">в </text:span><text:span text:style-name="T6">”EEPROM”. </text:span><text:span text:style-name="T2"><text:s/></text:span><text:span text:style-name="T4">Полезная для записи свежеоткалиброванных значений в память для дальнейшего использования после перезагрузки</text:span></text:p>
      <text:p text:style-name="P2"/>
      <text:p text:style-name="P1">void readButtonRanges(void);</text:p>
      <text:p text:style-name="P1"><text:tab/><text:span text:style-name="T4">Прочитать сохранённые функцией </text:span>saveButtonRanges <text:span text:style-name="T4">значения калибровки кнопок в </text:span><text:span text:style-name="T5">button_</text:span><text:span text:style-name="T1">ranges[]</text:span><text:span text:style-name="T2"> </text:span><text:span text:style-name="T4">из </text:span><text:span text:style-name="T6">EEPROM</text:span><text:span text:style-name="T4">.</text:span></text:p>
      <text:p text:style-name="P2"/>
      <text:p text:style-name="P1">void set16bit(uint16_t value);</text:p>
      <text:p text:style-name="P1"/>
      <text:p text:style-name="P1">void convPh2str(uint8_t ph, char* phstr);</text:p>
      <text:p text:style-name="P1">uint8_t readPhVal(uint8_t value);</text:p>
      <text:p text:style-name="P1"/>
      <text:p text:style-name="P1">void dht_conv_data(void);</text:p>
      <text:p text:style-name="P1"><text:tab/><text:span text:style-name="T4">Преобразует массив длительностей импульсов ответа с сенсора </text:span><text:span text:style-name="T6">DHT11/</text:span><text:span text:style-name="T2">22 </text:span><text:span text:style-name="T4">в 5 байт структуры </text:span><text:span text:style-name="T5">DHTValue</text:span> <text:span text:style-name="T2">(2 </text:span><text:span text:style-name="T4">байта — температура, 2 для влажности и 1 для контрольной суммы</text:span><text:span text:style-name="T2">)</text:span></text:p>
      <text:p text:style-name="P1"><text:tab/></text:p>
      <text:p text:style-name="P1">void dht_init(void);</text:p>
      <text:p text:style-name="P1"><text:tab/><text:span text:style-name="T4">Инициализация периферии для работы контроллера с сенсором</text:span><text:span text:style-name="T6"> </text:span><text:span text:style-name="T4">влажности и температуры </text:span><text:span text:style-name="T6">DHT </text:span><text:span text:style-name="T4">в режиме чтения длительностей импульсов (для дальнейшего преобразования их в 5-байтный пакет данных)</text:span></text:p>
      <text:p text:style-name="P5"/>
      <text:p text:style-name="P1">void dht_init_out(void);</text:p>
      <text:p text:style-name="P1"><text:tab/><text:span text:style-name="T4">Инициализация вывода контроллера для сенсора </text:span><text:span text:style-name="T6">DHT </text:span><text:span text:style-name="T4">на отправку управляющего импульса (команда на получение значений сенсора).</text:span></text:p>
      <text:p text:style-name="P1"><text:tab/></text:p>
      <text:p text:style-name="P1"/>
      <text:p text:style-name="P1"><text:soft-page-break/></text:p>
      <text:p text:style-name="P1">void dht_arr_displayer(void);</text:p>
      <text:p text:style-name="P1"><text:tab/><text:span text:style-name="T4">Тестовая функция для отображения на дисплее содержимого массива </text:span><text:span text:style-name="T4">длительностей импульсов из пакета ответа сенсора </text:span><text:span text:style-name="T6">DHT.</text:span></text:p>
      <text:p text:style-name="P4"/>
      <text:p text:style-name="P4"/>
      <text:p text:style-name="P1">void setPwmDc(uint8_t duty_cycle);</text:p>
      <text:p text:style-name="P1"/>
      <text:p text:style-name="P1">void setDutyCycle(void);</text:p>
      <text:p text:style-name="P1"/>
      <text:p text:style-name="P1">void displayAdcValues(void);</text:p>
      <text:p text:style-name="P1"><text:tab/><text:span text:style-name="T4">Тестовая функция для отображения значений на аналоговых входах контроллера</text:span></text:p>
      <text:p text:style-name="P2"/>
      <text:p text:style-name="P1">uint16_t get_average_adc(uint8_t amount);</text:p>
      <text:p text:style-name="P1"><text:tab/><text:span text:style-name="T4">Используется для получения среднего значения АЦП для выборки из <text:s/>amount значений. Использцется для более уверенного и точного определения номера нажатой кнопки</text:span></text:p>
      <text:p text:style-name="P1"/>
      <text:p text:style-name="P1">void water_program_setup(progId);</text:p>
      <text:p text:style-name="P1"><text:tab/><text:span text:style-name="T6">UI </text:span><text:span text:style-name="T4">для настройки программ полива </text:span><text:span text:style-name="T6">(WP)</text:span><text:span text:style-name="T4">. На вход принимает номер программы </text:span>progId<text:span text:style-name="T4"> </text:span></text:p>
      <text:p text:style-name="P4"/>
      <text:p text:style-name="P1">void watering_setup(void);</text:p>
      <text:p text:style-name="P1"><text:tab/><text:span text:style-name="T4">Обёртка для water_program_setup(), предоставляющая </text:span><text:span text:style-name="T6">UI </text:span><text:span text:style-name="T4">для выбора номера программы (</text:span>progId<text:span text:style-name="T4">) для настройки.</text:span></text:p>
      <text:p text:style-name="P1"/>
      <text:p text:style-name="P1">void fertilizer_mixing_program_setup(progId);</text:p>
      <text:p text:style-name="P1"><text:tab/><text:span text:style-name="T6">UI для настройки программ смешивания удобрений (FMP)</text:span></text:p>
      <text:p text:style-name="P5"/>
      <text:p text:style-name="P1">void fertilization_setup(void);</text:p>
      <text:p text:style-name="P1"><text:span text:style-name="T6"><text:tab/></text:span><text:span text:style-name="T4">Обёртка для </text:span>fertilizer_mixing_program_setup()</text:p>
      <text:p text:style-name="P1"/>
      <text:p text:style-name="P1">void run_watering_program(progId);</text:p>
      <text:p text:style-name="P1"><text:tab/><text:span text:style-name="T4">Программа полива растений. Один из вариантов реализации.</text:span><text:tab/></text:p>
      <text:p text:style-name="P1"/>
      <text:p text:style-name="P1">void run_fertilizer_mixer(progId);</text:p>
      <text:p text:style-name="P1"><text:tab/><text:span text:style-name="T4">Программа смешивания удобрений с раствором. Принимает на входе номер </text:span><text:span text:style-name="T6">FMP.</text:span></text:p>
      <text:p text:style-name="P1"/>
      <text:p text:style-name="P1">void startWp(void);</text:p>
      <text:p text:style-name="P1"><text:tab/><text:span text:style-name="T6">UI </text:span><text:span text:style-name="T4">для форсированого запуска программ полива (</text:span><text:span text:style-name="T6">WP</text:span><text:span text:style-name="T4">)</text:span></text:p>
      <text:p text:style-name="P1"/>
      <text:p text:style-name="P1">uint16_t adjust16bit_fast(uint16_t val, uint8_t speed);</text:p>
      <text:p text:style-name="P1"/>
      <text:p text:style-name="P1">char * utoa_fast_div(uint32_t value, char *buffer);</text:p>
      <text:p text:style-name="P1"/>
      <text:p text:style-name="P1"/>
      <text:p text:style-name="P1">static void prvSetupHardware( void );</text:p>
      <text:p text:style-name="P1"><text:tab/><text:span text:style-name="T4">Настройка выводов контроллера для управления нагрузками</text:span></text:p>
      <text:p text:style-name="P2"/>
      <text:p text:style-name="P1">static void displayClock( void *pvParameters );</text:p>
      <text:p text:style-name="P1"><text:soft-page-break/><text:tab/><text:span text:style-name="T4">Основная функция </text:span><text:span text:style-name="T6">MONITOR MODE. Н</text:span><text:span text:style-name="T4">апример, отображает время после запуска контроллера, если не нажимать никаких кнопок.</text:span></text:p>
      <text:p text:style-name="P1"/>
      <text:p text:style-name="P1">static void timerStateTrigger(void *pvParameters);</text:p>
      <text:p text:style-name="P1"><text:tab/><text:span text:style-name="T4">Циклическая задача управляющая флагами таймеров. Проходится по таймерам и проверяет не пора ли выставить или сбросить соответствующий флаг.</text:span></text:p>
      <text:p text:style-name="P1"/>
      <text:p text:style-name="P1">static void plugStateTrigger(void <text:s/>*pvParameters);</text:p>
      <text:p text:style-name="P1"><text:tab/><text:span text:style-name="T4">Циклическая задача для управления состоянием нагрузок.</text:span></text:p>
      <text:p text:style-name="P1"/>
      <text:p text:style-name="P1">static void sdLog(void <text:s/>*pvParameters);</text:p>
      <text:p text:style-name="P1"><text:tab/><text:span text:style-name="T4">Циклическая задача пишет в логфайл на </text:span><text:span text:style-name="T6">SD </text:span><text:span text:style-name="T4">карте.</text:span></text:p>
      <text:p text:style-name="P1"/>
      <text:p text:style-name="P1">static void phMonitor(void <text:s/>*pvParameters);</text:p>
      <text:p text:style-name="P1"><text:tab/><text:span text:style-name="T4">Мониторит кислотность и прочие данные с сенсоров</text:span></text:p>
      <text:p text:style-name="P1"/>
      <text:p text:style-name="P1">static void vTaskLCDdraw(void *pvParameters);</text:p>
      <text:p text:style-name="P1"><text:tab/><text:span text:style-name="T4">Выводит фрейм-буфер </text:span><text:span text:style-name="T6">(LCDLine1 </text:span><text:span text:style-name="T4">и </text:span><text:span text:style-name="T6">LCDLine2)</text:span><text:span text:style-name="T4"> на дисплей</text:span></text:p>
      <text:p text:style-name="P1"/>
      <text:p text:style-name="P1">static void watering_program_trigger(void *pvParameters);</text:p>
      <text:p text:style-name="P1"><text:tab/><text:span text:style-name="T4">Следит не пора ли запускать программу полива.</text:span></text:p>
      <text:p text:style-name="P2"/>
      <text:p text:style-name="P1">static void valve_status_updater(void);</text:p>
      <text:p text:style-name="P1"/>
      <text:p text:style-name="P1">void bluetooth_init(void);</text:p>
      <text:p text:style-name="P1"><text:tab/><text:span text:style-name="T4">Инициализация </text:span><text:span text:style-name="T6">UART </text:span><text:span text:style-name="T4">для работы с </text:span><text:span text:style-name="T6">Bluetooth</text:span></text:p>
      <text:p text:style-name="P5"/>
      <text:p text:style-name="P1">void display_usart_rx(void);</text:p>
      <text:p text:style-name="P1"><text:tab/><text:span text:style-name="T4">Тестовая функция для вывода на дисплей тестового буфера приёма даннах </text:span><text:span text:style-name="T6">UART</text:span></text:p>
      <text:p text:style-name="P5"/>
      <text:p text:style-name="P1">void open_valve(uint8_t valveId);</text:p>
      <text:p text:style-name="P1"><text:tab/><text:span text:style-name="T4">Открыть клапан с номером valveId.</text:span></text:p>
      <text:p text:style-name="P2"/>
      <text:p text:style-name="P1">void close_valve(uint8_t valveId);</text:p>
      <text:p text:style-name="P1"><text:tab/><text:span text:style-name="T4">Закрыть клапан с номером valveId.</text:span></text:p>
      <text:p text:style-name="P2"/>
      <text:p text:style-name="P1">void run_valve_motor(uint8_t valveId);</text:p>
      <text:p text:style-name="P1"><text:tab/><text:span text:style-name="T4">Включить мотор клапана</text:span> valveId</text:p>
      <text:p text:style-name="P1"/>
      <text:p text:style-name="P1">void stop_valve_motor(uint8_t valveId);</text:p>
      <text:p text:style-name="P1"><text:tab/><text:span text:style-name="T4">Остановить мотор клапана </text:span>valveId<text:span text:style-name="T4">. Характернв для шаровых клапанов</text:span></text:p>
      <text:p text:style-name="P1"/>
      <text:p text:style-name="P1">void valve_test(void);</text:p>
      <text:p text:style-name="P1"><text:tab/><text:span text:style-name="T4">Тестовые функции клапанов</text:span></text:p>
      <text:p text:style-name="P1"/>
      <text:p text:style-name="P1">void dosing_motor_control_init(void);</text:p>
      <text:p text:style-name="P1"><text:tab/><text:span text:style-name="T4">Инициализация выводов для контроля дозирующих насосов.</text:span></text:p>
      <text:p text:style-name="P1"/>
      <text:p text:style-name="P1">void valve_motor_control_init(void);</text:p>
      <text:p text:style-name="P2"><text:tab/>Инициализация выводов контроллера подключенных к управляющим выводам драйверов клапанов</text:p>
      <text:p text:style-name="P1"><text:soft-page-break/></text:p>
      <text:p text:style-name="P1">void valve_feedback_init(void);</text:p>
      <text:p text:style-name="P1"><text:tab/><text:span text:style-name="T4">Инициализация выводов контроллера подключенных к обратной связи </text:span><text:span text:style-name="T4">клапанов</text:span></text:p>
      <text:p text:style-name="P1"><text:tab/></text:p>
      <text:p text:style-name="P1">void tankLevelStabSetup(void);</text:p>
      <text:p text:style-name="P1"><text:tab/><text:span text:style-name="T6">UI </text:span><text:span text:style-name="T4">для настройки уровня жидкости, который контроллер должен удерживать при помощи клапана и дальномера (</text:span>tankLevelStab()<text:span text:style-name="T4">).</text:span></text:p>
      <text:p text:style-name="P2"/>
      <text:p text:style-name="P1">void tankLevelStab(void);</text:p>
      <text:p text:style-name="P1"><text:tab/><text:span text:style-name="T4">Проверяет дальномером текущую дистанцию до поверхности воды и открывает клапан, если она больше заданной и закрывает, если меньше.</text:span></text:p>
      <text:p text:style-name="P2"/>
      <text:p text:style-name="P1">void Lcd_write_16b(uint16_t <text:span text:style-name="T5">tmp</text:span>);</text:p>
      <text:p text:style-name="P1"><text:tab/><text:span text:style-name="T4">Вывести на дисплей (в текущую позицию) число</text:span> <text:span text:style-name="T5">tmp </text:span><text:span text:style-name="T6">(0..65535)</text:span></text:p>
      <text:p text:style-name="P1"/>
      <text:p text:style-name="P1">void enable_dosing_pump(uint8_t pumpId, uint8_t state);</text:p>
      <text:p text:style-name="P1"><text:tab/><text:span text:style-name="T4">Включить (</text:span><text:span text:style-name="T6">state</text:span><text:span text:style-name="T4">=1) или выключить (</text:span><text:span text:style-name="T6">state</text:span><text:span text:style-name="T4">=0) дозирующий насос </text:span><text:s/>pumpId</text:p>
      <text:p text:style-name="P1"/>
      <text:p text:style-name="P1">void comm_manager(void);</text:p>
      <text:p text:style-name="P1"><text:tab/><text:span text:style-name="T4">Определяет текущий режим коммуникации и позволяет перевести </text:span><text:span text:style-name="T6">Cadi </text:span><text:span text:style-name="T4">в режим прямого управления.</text:span></text:p>
      <text:p text:style-name="P1"/>
      <text:p text:style-name="P1">void water_level_input_init(void);</text:p>
      <text:p text:style-name="P1"/>
      <text:p text:style-name="P1">uint16_t adjust16bit(uint16_t val);</text:p>
      <text:p text:style-name="P1">void valveMotorStateSet(uint8_t valveId, uint8_t state);</text:p>
      <text:p text:style-name="P1">void StartDMAChannel4(unsigned int LengthBufer);</text:p>
      <text:p text:style-name="P1">unsigned char GetStateDMAChannel4(void);</text:p>
      <text:p text:style-name="P1"/>
      <text:p text:style-name="P1">void EXTI15_10_IRQHandler(void);</text:p>
      <text:p text:style-name="P1">void USART1_IRQHandler(void);</text:p>
      <text:p text:style-name="P1">void TIM1_TRG_COM_TIM17_IRQHandler(void);</text:p>
      <text:p text:style-name="P1">void TIM4_IRQHandler(void);</text:p>
      <text:p text:style-name="P1">void TIM3_IRQHandler(void);</text:p>
      <text:p text:style-name="P1">void TIM1_BRK_TIM15_IRQHandler(void);</text:p>
      <text:p text:style-name="P1">void EXTI0_IRQHandler(void);</text:p>
      <text:p text:style-name="P1">void EXTI1_IRQHandler(void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21:57:07.49</meta:creation-date>
    <dc:date>2014-03-01T03:25:32.90</dc:date>
    <meta:editing-duration>P0D</meta:editing-duration>
    <meta:editing-cycles>2</meta:editing-cycles>
    <meta:generator>LibreOffice/3.5$Windows_x86 LibreOffice_project/165a79a-7059095-e13bb37-fef39a4-9503d18</meta:generator>
    <meta:document-statistic meta:table-count="0" meta:image-count="0" meta:object-count="0" meta:page-count="7" meta:paragraph-count="191" meta:word-count="1329" meta:character-count="11139" meta:non-whitespace-character-count="9898"/>
  </office:meta>
</office:document-meta>
</file>